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417cm" fo:break-before="auto" style:use-optimal-row-height="true"/>
    </style:style>
    <style:style style:name="ro5" style:family="table-row">
      <style:table-row-properties style:row-height="1.626cm" fo:break-before="auto" style:use-optimal-row-height="true"/>
    </style:style>
    <style:style style:name="ro6" style:family="table-row">
      <style:table-row-properties style:row-height="1.196cm" fo:break-before="auto" style:use-optimal-row-height="true"/>
    </style:style>
    <style:style style:name="ro7" style:family="table-row">
      <style:table-row-properties style:row-height="2.034cm" fo:break-before="auto" style:use-optimal-row-height="true"/>
    </style:style>
    <style:style style:name="ro8" style:family="table-row">
      <style:table-row-properties style:row-height="3.207cm" fo:break-before="auto" style:use-optimal-row-height="true"/>
    </style:style>
    <style:style style:name="ro9" style:family="table-row">
      <style:table-row-properties style:row-height="2.344cm" fo:break-before="auto" style:use-optimal-row-height="true"/>
    </style:style>
    <style:style style:name="ro10" style:family="table-row">
      <style:table-row-properties style:row-height="1.2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2_ACCONCIATUR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Modulo: TECNOLOGIE (MATEMATICA)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/>
        </table:table-row>
        <table:table-row table:style-name="ro4">
          <table:table-cell table:style-name="ce4" office:value-type="string" calcext:value-type="string">
            <text:p>Le frazioni: le quattro operazioni fondamentali. Le potenze di frazioni.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somma algebrica;</text:p>
            <text:p>Moltiplicazione;</text:p>
            <text:p>Divisione;</text:p>
            <text:p>Potenza;</text:p>
            <text:p>risoluzione brevi espressioni senza parentesi;</text:p>
            <text:p>Risoluzione brevi espressioni con parentesi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5">
          <table:table-cell table:style-name="ce4" office:value-type="string" calcext:value-type="string">
            <text:p>Operazione di elevamento a potenza: proprietà delle potenze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base ed esponente;</text:p>
            <text:p>proprietà delle potenze con stesso esponente;</text:p>
            <text:p>proprietà delle potenze con stessa base;</text:p>
            <text:p>Risoluzione brevi espressioni con le potenze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6">
          <table:table-cell table:style-name="ce4" office:value-type="string" calcext:value-type="string">
            <text:p>Potenze del 10. Potenze con esponente negativo.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potenza del 10;</text:p>
            <text:p>Potenze con esponente negativo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7">
          <table:table-cell table:style-name="ce4" office:value-type="string" calcext:value-type="string">
            <text:p>Introduzione al concetto di percentuale. Percentuale sopra e sotto il 100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parte percentuale, totale e tasso percentuale;</text:p>
            <text:p>calcolo dello sconto e del prezzo scontato;</text:p>
            <text:p>calcolo del prezzo iniziale;</text:p>
            <text:p>calcolo di aumento e prezzo aumentato;</text:p>
            <text:p>Calcolo del prezzo prima dell'aumento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4">
          <table:table-cell table:style-name="ce4" office:value-type="string" calcext:value-type="string">
            <text:p>Calcolo scorporo dell'IVA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calcolo del valore aggiunto in base alle diverse aliquote;</text:p>
            <text:p>calcolo del prezzo ivato;</text:p>
            <text:p>calcolo del prezzo defiscalizzato;</text:p>
            <text:p>Lettura scontrini fiscali e fatture per calcolo e scorporo di IVA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8">
          <table:table-cell table:style-name="ce4" office:value-type="string" calcext:value-type="string">
            <text:p>Calcolo letterale: monomi e polinomi. Prodotti notevoli.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definizione calcolo letterale;</text:p>
            <text:p>monomi simili, opposti, uguali e grado di un monomio;</text:p>
            <text:p>somma algebrica monomi simili;</text:p>
            <text:p>moltiplicazione, divisione monomi;</text:p>
            <text:p>potenza di monomi;</text:p>
            <text:p>operazioni con i polinomi;</text:p>
            <text:p>I prodotti notevoli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4">
          <table:table-cell table:style-name="ce4" office:value-type="string" calcext:value-type="string">
            <text:p>Equazioni di I grado: significato e metodo di risoluzione.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significato equazione di I grado;</text:p>
            <text:p>equazioni impossibili, determinate e indeterminate;</text:p>
            <text:p>metodo di risoluzione;</text:p>
            <text:p>esercizi di calcolo del termine incognito;</text:p>
            <text:p>Risoluzione equazioni di I grado (esercizi)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9">
          <table:table-cell table:style-name="ce4" office:value-type="string" calcext:value-type="string">
            <text:p>Problemi da risolvere mediante l'impostazione di equazioni di primo grado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individuazione dell'incognita;</text:p>
            <text:p>analisi dei dati e impostazione dell'equazione di I grado;</text:p>
            <text:p>esempi di problemi risolvibili con eq. di I grado;</text:p>
            <text:p>Esercitazione a gruppi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5">
          <table:table-cell table:style-name="ce4" office:value-type="string" calcext:value-type="string">
            <text:p>Geometria solida: superfici e volumi. Il cubo, il parallelepipedo, la piramide.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definizione di geometria solide e delle principali figure;</text:p>
            <text:p>calcolo di volume e superficie di base, laterale e totale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10">
          <table:table-cell table:style-name="ce4" office:value-type="string" calcext:value-type="string">
            <text:p>Solidi di rotazione: superfici e volumi. Il cono, il cilindro, la sfera.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definizione dei solidi di rotazione;</text:p>
            <text:p>Calcolo di volume e superficie totale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9">
          <table:table-cell table:style-name="ce4" office:value-type="string" calcext:value-type="string">
            <text:p>Ripasso argomenti svolti il precedente anno formativo e completamento del programma (geometria piana)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esercitazione scritta con somministrazione test di ingresso</text:p>
          </table:table-cell>
          <table:table-cell table:style-name="ce4" office:value-type="string" calcext:value-type="string">
            <text:p>operazioni con i numeri relativi;</text:p>
            <text:p>significato delle frazioni;</text:p>
            <text:p>significato della percentuale;</text:p>
            <text:p>Proporzioni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7">
          <table:table-cell table:style-name="ce4" office:value-type="string" calcext:value-type="string">
            <text:p>La divisibilità: criteri di divisibilità. La scomposizione in fattori primi. MCD e mcm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Lezione frontale integrata da esempi ed esercitazione singola/di gruppo.</text:p>
          </table:table-cell>
          <table:table-cell table:style-name="ce4" office:value-type="string" calcext:value-type="string">
            <text:p>definizione di multiplo e divisore;</text:p>
            <text:p>scomposizione in fattori primi;</text:p>
            <text:p>calcolo del MCD;</text:p>
            <text:p>calcolo del mcm;</text:p>
            <text:p>Criteri di divisibilità</text:p>
          </table:table-cell>
          <table:table-cell table:style-name="ce4" office:value-type="string" calcext:value-type="string">
            <text:p>Esercitazioni alla lavagna ed esercitazioni di verifica scritte</text:p>
          </table:table-cell>
          <table:table-cell table:style-name="ce15"/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9:18:39.821444332</dc:date>
    <meta:editing-duration>PT1H6M4S</meta:editing-duration>
    <meta:editing-cycles>22</meta:editing-cycles>
    <meta:generator>LibreOffice/7.3.7.2$Linux_X86_64 LibreOffice_project/30$Build-2</meta:generator>
    <meta:print-date>2024-09-17T19:08:24.423227082</meta:print-date>
    <meta:document-statistic meta:table-count="1" meta:cell-count="67" meta:object-count="0"/>
  </office:meta>
</office:document-meta>
</file>